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ianne" svg:font-family="Marianne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.508cm" fo:margin-left="0cm" table:align="left"/>
    </style:style>
    <style:style style:name="Table1.A" style:family="table-column">
      <style:table-column-properties style:column-width="5.71cm"/>
    </style:style>
    <style:style style:name="Table1.B" style:family="table-column">
      <style:table-column-properties style:column-width="6.091cm"/>
    </style:style>
    <style:style style:name="Table1.C" style:family="table-column">
      <style:table-column-properties style:column-width="3.108cm"/>
    </style:style>
    <style:style style:name="Table1.D" style:family="table-column">
      <style:table-column-properties style:column-width="2.6cm"/>
    </style:style>
    <style:style style:name="Table1.A1" style:family="table-cell">
      <style:table-cell-properties style:vertical-align="middle" fo:padding="0cm" fo:border="none"/>
    </style:style>
    <style:style style:name="Table1.3" style:family="table-row">
      <style:table-row-properties fo:background-color="#eeeeee">
        <style:background-image/>
      </style:table-row-properties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officeooo:paragraph-rsid="0012174b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0pt" style:text-underline-style="solid" style:text-underline-width="auto" style:text-underline-color="font-color" fo:font-weight="bold" officeooo:rsid="000ff22d" officeooo:paragraph-rsid="000ff22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0pt" style:text-underline-style="none" officeooo:rsid="00237977" officeooo:paragraph-rsid="00237977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0pt" officeooo:rsid="000ff22d" officeooo:paragraph-rsid="000ff22d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Marianne" fo:font-size="10pt" style:text-underline-style="solid" style:text-underline-width="auto" style:text-underline-color="font-color" officeooo:rsid="000ff22d" officeooo:paragraph-rsid="000ff22d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1" fo:font-size="10pt" officeooo:rsid="000ff22d" officeooo:paragraph-rsid="00126e42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1" fo:font-size="10pt" officeooo:rsid="00279586" officeooo:paragraph-rsid="00279586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Marianne" fo:font-size="10pt" officeooo:rsid="00126e42" officeooo:paragraph-rsid="001d8bee" style:font-size-asian="10pt" style:font-size-complex="10pt"/>
    </style:style>
    <style:style style:name="P12" style:family="paragraph" style:parent-style-name="Standard">
      <style:text-properties style:font-name="Arial1"/>
    </style:style>
    <style:style style:name="P13" style:family="paragraph" style:parent-style-name="Table_20_Heading">
      <style:paragraph-properties fo:margin-left="0cm" fo:margin-right="0cm" fo:line-height="150%" fo:text-align="start" style:justify-single-word="false" fo:text-indent="0cm" style:auto-text-indent="false"/>
      <style:text-properties style:font-name="Arial1" fo:font-weight="bold"/>
    </style:style>
    <style:style style:name="P14" style:family="paragraph" style:parent-style-name="Table_20_Heading">
      <style:paragraph-properties fo:margin-left="0cm" fo:margin-right="0cm" fo:line-height="150%" fo:text-align="start" style:justify-single-word="false" fo:text-indent="0cm" style:auto-text-indent="false"/>
      <style:text-properties style:font-name="Arial1" fo:font-weight="bold" officeooo:paragraph-rsid="003b9e9d"/>
    </style:style>
    <style:style style:name="P15" style:family="paragraph" style:parent-style-name="Standard">
      <style:text-properties style:font-name="Arial1" officeooo:paragraph-rsid="00395592"/>
    </style:style>
    <style:style style:name="P16" style:family="paragraph" style:parent-style-name="Table_20_Contents">
      <style:paragraph-properties fo:margin-left="0cm" fo:margin-right="0cm" fo:line-height="150%" fo:text-align="start" style:justify-single-word="false" fo:text-indent="0cm" style:auto-text-indent="false"/>
      <style:text-properties style:font-name="Arial1" officeooo:rsid="003bbf53" officeooo:paragraph-rsid="003bbf53"/>
    </style:style>
    <style:style style:name="P17" style:family="paragraph" style:parent-style-name="Standard">
      <style:text-properties style:font-name="Arial1" officeooo:paragraph-rsid="003bbf53"/>
    </style:style>
    <style:style style:name="P18" style:family="paragraph" style:parent-style-name="Table_20_Contents">
      <style:paragraph-properties fo:margin-left="0cm" fo:margin-right="0cm" fo:line-height="150%" fo:text-align="start" style:justify-single-word="false" fo:text-indent="0cm" style:auto-text-indent="false"/>
      <style:text-properties style:font-name="Arial1"/>
    </style:style>
    <style:style style:name="P19" style:family="paragraph" style:parent-style-name="Table_20_Contents">
      <style:paragraph-properties fo:line-height="150%" fo:text-align="start" style:justify-single-word="false"/>
      <style:text-properties style:font-name="Arial1"/>
    </style:style>
    <style:style style:name="P20" style:family="paragraph" style:parent-style-name="Table_20_Contents">
      <style:paragraph-properties fo:margin-left="0cm" fo:margin-right="0cm" fo:line-height="150%" fo:text-align="start" style:justify-single-word="false" fo:text-indent="0cm" style:auto-text-indent="false"/>
      <style:text-properties style:font-name="Arial1" officeooo:paragraph-rsid="003bbf53"/>
    </style:style>
    <style:style style:name="P21" style:family="paragraph" style:parent-style-name="Standard">
      <style:text-properties officeooo:paragraph-rsid="00395592"/>
    </style:style>
    <style:style style:name="P22" style:family="paragraph" style:parent-style-name="Standard">
      <style:paragraph-properties fo:text-align="justify" style:justify-single-word="false"/>
      <style:text-properties style:font-name="Arial1" fo:font-size="10pt" style:text-underline-style="solid" style:text-underline-width="auto" style:text-underline-color="font-color" officeooo:rsid="000ff22d" officeooo:paragraph-rsid="000ff22d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style:font-name="Arial1" fo:font-size="10pt" officeooo:rsid="0026438e" officeooo:paragraph-rsid="0026438e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style:font-name="Arial1" fo:font-size="10pt" officeooo:paragraph-rsid="00126e42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style:font-name="Arial1" fo:font-size="10pt" officeooo:paragraph-rsid="0026438e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style:font-name="Arial1" officeooo:paragraph-rsid="00126e42"/>
    </style:style>
    <style:style style:name="P27" style:family="paragraph" style:parent-style-name="Standard">
      <style:paragraph-properties fo:text-align="start" style:justify-single-word="false"/>
      <style:text-properties style:font-name="Arial1" fo:font-size="10pt" officeooo:rsid="002a5671" officeooo:paragraph-rsid="002a5671" style:font-size-asian="10pt" style:font-size-complex="10pt"/>
    </style:style>
    <style:style style:name="P28" style:family="paragraph" style:parent-style-name="Standard">
      <style:paragraph-properties fo:text-align="start" style:justify-single-word="false"/>
      <style:text-properties style:font-name="Arial1" fo:font-size="10pt" officeooo:paragraph-rsid="002a5671" style:font-size-asian="10pt" style:font-size-complex="10pt"/>
    </style:style>
    <style:style style:name="P29" style:family="paragraph" style:parent-style-name="Standard">
      <style:paragraph-properties fo:text-align="start" style:justify-single-word="false"/>
      <style:text-properties style:font-name="Arial1" fo:font-size="10pt" officeooo:rsid="00126e42" officeooo:paragraph-rsid="00126e42" style:font-size-asian="10pt" style:font-size-complex="10pt"/>
    </style:style>
    <style:style style:name="P30" style:family="paragraph" style:parent-style-name="Standard">
      <style:paragraph-properties fo:text-align="start" style:justify-single-word="false" style:writing-mode="lr-tb"/>
      <style:text-properties style:font-name="Arial1" fo:font-size="10pt" officeooo:rsid="002ea52c" officeooo:paragraph-rsid="002ea52c" style:font-size-asian="10pt" style:font-size-complex="10pt"/>
    </style:style>
    <style:style style:name="P31" style:family="paragraph" style:parent-style-name="Standard">
      <style:paragraph-properties fo:text-align="start" style:justify-single-word="false"/>
      <style:text-properties style:font-name="Arial1" fo:font-size="10pt" officeooo:rsid="002ea52c" officeooo:paragraph-rsid="002ea52c" style:font-size-asian="10pt" style:font-size-complex="10pt"/>
    </style:style>
    <style:style style:name="P32" style:family="paragraph" style:parent-style-name="Standard">
      <style:paragraph-properties fo:text-align="start" style:justify-single-word="false"/>
      <style:text-properties style:font-name="Arial1" fo:font-size="10pt" officeooo:paragraph-rsid="000ff22d" style:font-size-asian="10pt" style:font-size-complex="10pt"/>
    </style:style>
    <style:style style:name="P33" style:family="paragraph" style:parent-style-name="Standard">
      <style:paragraph-properties fo:text-align="start" style:justify-single-word="false"/>
      <style:text-properties style:font-name="Arial1" fo:font-size="10pt" officeooo:rsid="001f3e54" officeooo:paragraph-rsid="001f3e54" style:font-size-asian="10pt" style:font-size-complex="10pt"/>
    </style:style>
    <style:style style:name="P34" style:family="paragraph" style:parent-style-name="Standard">
      <style:paragraph-properties fo:text-align="start" style:justify-single-word="false"/>
      <style:text-properties style:font-name="Arial1" fo:font-size="10pt" officeooo:paragraph-rsid="001f3e54" style:font-size-asian="10pt" style:font-size-complex="10pt"/>
    </style:style>
    <style:style style:name="P35" style:family="paragraph" style:parent-style-name="Standard" style:list-style-name="L1">
      <style:paragraph-properties fo:text-align="start" style:justify-single-word="false"/>
      <style:text-properties officeooo:paragraph-rsid="001f3e54"/>
    </style:style>
    <style:style style:name="P36" style:family="paragraph" style:parent-style-name="Standard">
      <style:paragraph-properties fo:text-align="start" style:justify-single-word="false"/>
      <style:text-properties style:font-name="Arial1" fo:font-size="10pt" officeooo:rsid="00126e42" officeooo:paragraph-rsid="001f3e54" style:font-size-asian="10pt" style:font-size-complex="10pt"/>
    </style:style>
    <style:style style:name="P37" style:family="paragraph" style:parent-style-name="Standard">
      <style:paragraph-properties fo:text-align="start" style:justify-single-word="false"/>
      <style:text-properties style:font-name="Arial1" fo:font-size="10pt" style:text-underline-style="solid" style:text-underline-width="auto" style:text-underline-color="font-color" fo:font-weight="bold" officeooo:rsid="00126e42" officeooo:paragraph-rsid="00126e42" style:font-size-asian="10pt" style:font-weight-asian="bold" style:font-size-complex="10pt" style:font-weight-complex="bold"/>
    </style:style>
    <style:style style:name="P38" style:family="paragraph" style:parent-style-name="Standard" style:list-style-name="L2">
      <style:paragraph-properties fo:text-align="start" style:justify-single-word="false"/>
      <style:text-properties style:font-name="Arial1" fo:font-size="10pt" officeooo:rsid="00373090" officeooo:paragraph-rsid="00373090" style:font-size-asian="10pt" style:font-size-complex="10pt"/>
    </style:style>
    <style:style style:name="P39" style:family="paragraph" style:parent-style-name="Standard">
      <style:paragraph-properties fo:text-align="start" style:justify-single-word="false"/>
      <style:text-properties style:font-name="Arial1" fo:font-size="10pt" officeooo:rsid="00373090" officeooo:paragraph-rsid="003776f6" style:font-size-asian="10pt" style:font-size-complex="10pt"/>
    </style:style>
    <style:style style:name="P40" style:family="paragraph" style:parent-style-name="Standard">
      <style:paragraph-properties fo:text-align="justify" style:justify-single-word="false"/>
      <style:text-properties style:font-name="Arial1" fo:font-size="10pt" fo:font-style="italic" officeooo:rsid="001fac6d" officeooo:paragraph-rsid="001fac6d" style:font-size-asian="10pt" style:font-style-asian="italic" style:font-size-complex="10pt" style:font-style-complex="italic"/>
    </style:style>
    <style:style style:name="P41" style:family="paragraph" style:parent-style-name="Standard">
      <style:paragraph-properties fo:text-align="justify" style:justify-single-word="false"/>
      <style:text-properties style:font-name="Arial1" fo:font-size="10pt" officeooo:rsid="000ff22d" officeooo:paragraph-rsid="001189d0" style:font-size-asian="10pt" style:font-size-complex="10pt"/>
    </style:style>
    <style:style style:name="P42" style:family="paragraph" style:parent-style-name="Standard">
      <style:paragraph-properties fo:text-align="justify" style:justify-single-word="false"/>
      <style:text-properties style:font-name="Arial1" fo:font-size="10pt" officeooo:rsid="000ff22d" officeooo:paragraph-rsid="0011061f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style:font-name="Arial1" fo:font-size="10pt" officeooo:rsid="001fac6d" officeooo:paragraph-rsid="001fac6d" style:font-size-asian="10pt" style:font-size-complex="10pt"/>
    </style:style>
    <style:style style:name="T1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" style:family="text">
      <style:text-properties style:font-name="Arial1" fo:font-size="10pt" fo:font-style="italic" fo:font-weight="bold" officeooo:rsid="002208fe" style:font-size-asian="10pt" style:font-style-asian="italic" style:font-weight-asian="bold" style:font-size-complex="10pt" style:font-style-complex="italic" style:font-weight-complex="bold"/>
    </style:style>
    <style:style style:name="T4" style:family="text">
      <style:text-properties style:font-name="Arial1" fo:font-size="10pt" fo:font-weight="bold" officeooo:rsid="0012174b" style:font-size-asian="10pt" style:font-weight-asian="bold" style:font-size-complex="10pt" style:font-weight-complex="bold"/>
    </style:style>
    <style:style style:name="T5" style:family="text">
      <style:text-properties style:font-name="Arial1" fo:font-size="10pt" style:font-size-asian="10pt" style:font-size-complex="10pt"/>
    </style:style>
    <style:style style:name="T6" style:family="text">
      <style:text-properties style:font-name="Arial1" fo:font-size="10pt" fo:font-style="italic" officeooo:rsid="002208fe" style:font-size-asian="10pt" style:font-style-asian="italic" style:font-size-complex="10pt" style:font-style-complex="italic"/>
    </style:style>
    <style:style style:name="T7" style:family="text">
      <style:text-properties style:font-name="Arial1" fo:font-size="10pt" fo:font-style="italic" style:font-size-asian="10pt" style:font-style-asian="italic" style:font-size-complex="10pt" style:font-style-complex="italic"/>
    </style:style>
    <style:style style:name="T8" style:family="text">
      <style:text-properties style:font-name="Arial1" fo:font-size="10pt" officeooo:rsid="0012174b" style:font-size-asian="10pt" style:font-size-complex="10pt"/>
    </style:style>
    <style:style style:name="T9" style:family="text">
      <style:text-properties style:font-name="Arial1" fo:font-size="10pt" officeooo:rsid="0024ecb1" style:font-size-asian="10pt" style:font-size-complex="10pt"/>
    </style:style>
    <style:style style:name="T10" style:family="text">
      <style:text-properties officeooo:rsid="003922a8"/>
    </style:style>
    <style:style style:name="T11" style:family="text">
      <style:text-properties style:font-name="Arial1" style:text-underline-style="none"/>
    </style:style>
    <style:style style:name="T12" style:family="text">
      <style:text-properties style:font-name="Arial1" officeooo:rsid="001f3e54"/>
    </style:style>
    <style:style style:name="T13" style:family="text">
      <style:text-properties style:font-name="Arial1"/>
    </style:style>
    <style:style style:name="T14" style:family="text">
      <style:text-properties officeooo:rsid="00379af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79afd" style:font-weight-asian="bold" style:font-weight-complex="bold"/>
    </style:style>
    <style:style style:name="T17" style:family="text">
      <style:text-properties fo:font-variant="normal" fo:text-transform="none" fo:color="#161616" loext:opacity="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18" style:family="text">
      <style:text-properties officeooo:rsid="003bbf53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0ff22d"/>
    </style:style>
    <style:style style:name="T21" style:family="text">
      <style:text-properties officeooo:rsid="00126e42"/>
    </style:style>
    <style:style style:name="T22" style:family="text">
      <style:text-properties officeooo:rsid="0026438e"/>
    </style:style>
    <style:style style:name="T23" style:family="text">
      <style:text-properties fo:font-size="10pt" officeooo:rsid="00126e42" style:font-size-asian="10pt" style:font-size-complex="10pt"/>
    </style:style>
    <style:style style:name="T24" style:family="text">
      <style:text-properties fo:font-size="10pt" officeooo:rsid="0012cb24" style:font-size-asian="10pt" style:font-size-complex="10pt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size="10pt" fo:font-weight="bold" style:font-size-asian="10pt" style:font-weight-asian="bold" style:font-size-complex="10pt" style:font-weight-complex="bold"/>
    </style:style>
    <style:style style:name="T27" style:family="text">
      <style:text-properties officeooo:rsid="002a5671"/>
    </style:style>
    <style:style style:name="T28" style:family="text">
      <style:text-properties officeooo:rsid="002ee98c"/>
    </style:style>
    <style:style style:name="T29" style:family="text">
      <style:text-properties officeooo:rsid="0031727e"/>
    </style:style>
    <style:style style:name="T30" style:family="text">
      <style:text-properties officeooo:rsid="0030f9f4"/>
    </style:style>
    <style:style style:name="T31" style:family="text">
      <style:text-properties officeooo:rsid="000ecf87"/>
    </style:style>
    <style:style style:name="T32" style:family="text">
      <style:text-properties officeooo:rsid="0015b010"/>
    </style:style>
    <style:style style:name="T33" style:family="text">
      <style:text-properties officeooo:rsid="00369286"/>
    </style:style>
    <style:style style:name="T34" style:family="text">
      <style:text-properties officeooo:rsid="003776f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bjet : Saisine </text:span><text:span text:style-name="T2">CNPN/</text:span><text:span text:style-name="T3">CSRPN</text:span><text:span text:style-name="T1"> - demande de dérogation à but scientifique - </text:span><text:span text:style-name="Source_20_Text"><text:span text:style-name="T1">{nom}</text:span></text:span><text:span text:style-name="T1"> </text:span></text:p>
      <text:p text:style-name="P2">PJ : Demande de dérogation espèces protégées et pièces justificatives</text:p>
      <text:p text:style-name="P1"><text:span text:style-name="T4">Numéro du </text:span><text:span text:style-name="T1">Dossier </text:span><text:span text:style-name="T4">(</text:span><text:span text:style-name="T1">ONAGRE</text:span><text:span text:style-name="T4">)</text:span><text:span text:style-name="T1"> : demande N°</text:span><text:span text:style-name="Source_20_Text"><text:span text:style-name="T1">{identifiant_onagre}</text:span></text:span><text:span text:style-name="T1"> </text:span></text:p>
      <text:p text:style-name="P3"/>
      <text:p text:style-name="P3"/>
      <text:p text:style-name="P4"><text:span text:style-name="T5">Vous trouverez ci-joint pour recueil d’avis du </text:span><text:span text:style-name="T6">CNPN/</text:span><text:span text:style-name="T7">CSRPN Nouvelle-Aquitaine</text:span><text:span text:style-name="T5">, la </text:span><text:span text:style-name="T8">demande de dérogation à caractère scientifique</text:span><text:span text:style-name="T5"> à formulée par </text:span><text:span text:style-name="Source_20_Text"><text:span text:style-name="T5">{demandeur}</text:span></text:span><text:span text:style-name="T5"> , </text:span><text:span text:style-name="T9">{qualification}</text:span><text:span text:style-name="T5">, pour </text:span><text:span text:style-name="Source_20_Text"><text:span text:style-name="T5">{nom}.</text:span></text:span></text:p>
      <text:p text:style-name="P3"/>
      <text:p text:style-name="P5">Présentation du projet :</text:p>
      <text:p text:style-name="P6">{description}</text:p>
      <text:p text:style-name="P7"/>
      <text:p text:style-name="P5">Présentation du pétition<text:span text:style-name="T10">n</text:span>aire :</text:p>
      <text:p text:style-name="P8"><text:span text:style-name="Source_20_Text"><text:span text:style-name="T11">{demandeur}</text:span></text:span><text:span text:style-name="T11"> </text:span></text:p>
      <text:p text:style-name="P7"/>
      <text:p text:style-name="P5">Objet de la demande et espèces concernées :</text:p>
      <text:p text:style-name="P9">La demande concerne :</text:p>
      <text:p text:style-name="P10">{scientifique.type_demande}</text:p>
      <text:p text:style-name="P9"/>
      <text:p text:style-name="P11"><text:span text:style-name="Source_20_Text"><text:span text:style-name="T12">L</text:span></text:span><text:span text:style-name="Source_20_Text"><text:span text:style-name="T13">es espèces visées par la présente dérogation sont les suivantes :</text:span></text:span></text:p>
      <text:p text:style-name="P12">{#each liste_espèces_par_impact as é<text:span text:style-name="T14">lément</text:span>}</text:p>
      <text:p text:style-name="P12"/>
      <text:p text:style-name="P12"><text:span text:style-name="T15">{é</text:span><text:span text:style-name="T16">lément</text:span><text:span text:style-name="T15">.</text:span><text:span text:style-name="T16">impact</text:span><text:span text:style-name="T15">}</text:span></text:p>
      <text:p text:style-name="Standard"><text:span text:style-name="Source_20_Text"><text:span text:style-name="T17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3">Espèce</text:p>
            </table:table-cell>
            <table:table-cell table:style-name="Table1.A1" office:value-type="string">
              <text:p text:style-name="P13">{#each é<text:span text:style-name="T18">lément.colonnes_impacts_quantifiés</text:span> as nomColonne}</text:p>
            </table:table-cell>
            <table:table-cell table:style-name="Table1.A1" office:value-type="string">
              <text:p text:style-name="P14">{nomColonne}</text:p>
            </table:table-cell>
            <table:table-cell table:style-name="Table1.A1" office:value-type="string">
              <text:p text:style-name="P14">{/each}</text:p>
            </table:table-cell>
          </table:table-row>
        </table:table-header-rows>
        <table:table-row>
          <table:table-cell table:style-name="Table1.A1" office:value-type="string">
            <text:p text:style-name="P15">{#each élément.liste_espèces as espèce}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8"/>
          </table:table-cell>
        </table:table-row>
        <table:table-row table:style-name="Table1.3">
          <table:table-cell table:style-name="Table1.A1" office:value-type="string">
            <text:p text:style-name="P18">{espèce.nomVernaculaire} (<text:span text:style-name="T19">{espèce.nomScientifique}</text:span>)</text:p>
          </table:table-cell>
          <table:table-cell table:style-name="Table1.A1" office:value-type="string">
            <text:p text:style-name="P16">{#each espèce.liste_impacts_quantifiés as impact_quantifié}</text:p>
          </table:table-cell>
          <table:table-cell table:style-name="Table1.A1" office:value-type="string">
            <text:p text:style-name="P16">{impact_quantifié}</text:p>
          </table:table-cell>
          <table:table-cell table:style-name="Table1.A1" office:value-type="string">
            <text:p text:style-name="P16">{/each}</text:p>
          </table:table-cell>
        </table:table-row>
        <table:table-row>
          <table:table-cell table:style-name="Table1.A1" office:value-type="string">
            <text:p text:style-name="P18">{/each}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9"/>
          </table:table-cell>
        </table:table-row>
      </table:table>
      <text:p text:style-name="P21"><text:span text:style-name="Source_20_Text"><text:span text:style-name="T13">{/each}</text:span></text:span></text:p>
      <text:p text:style-name="P5"/>
      <text:p text:style-name="P5"/>
      <text:p text:style-name="P5">Méthode, période et lieux d’intervention :</text:p>
      <text:p text:style-name="P22"/>
      <text:p text:style-name="P23">{scientifique.description_protocole_suivi}</text:p>
      <text:p text:style-name="P24"/>
      <text:p text:style-name="P23">{#if scientifique.mode_capture}</text:p>
      <text:p text:style-name="P25"><text:span text:style-name="T20">M</text:span><text:span text:style-name="T21">éthode de capture : </text:span><text:span text:style-name="T22">{scientifique.mode_capture}</text:span></text:p>
      <text:p text:style-name="P23">{/if}</text:p>
      <text:p text:style-name="P24"/>
      <text:p text:style-name="P26"><text:span text:style-name="T23">Utilisation de sources lu</text:span><text:span text:style-name="T24">min</text:span><text:span text:style-name="T23">euses : </text:span><text:span text:style-name="T25">{</text:span><text:span text:style-name="T26">#if scientifique.modalités_source_lumineuses} Oui {:else}Non {/if}</text:span></text:p>
      <text:p text:style-name="P27">{#if scientifique.modalités_source_lumineuses }</text:p>
      <text:p text:style-name="P28"><text:span text:style-name="T21">Modalités d’utilisation de sources lumineuses : </text:span><text:span text:style-name="T27">{scientifique.modalités_source_lumineuses}</text:span></text:p>
      <text:p text:style-name="P27">{/if}</text:p>
      <text:p text:style-name="P24"/>
      <text:p text:style-name="P29"><text:span text:style-name="T20">M</text:span>odalités de marquage :</text:p>
      <text:p text:style-name="P30">{<text:span text:style-name="T27">scientifique.modalités_marquage</text:span>}</text:p>
      <text:p text:style-name="P24"/>
      <text:p text:style-name="P29">Modalités de transport :</text:p>
      <text:p text:style-name="P31">{<text:span text:style-name="T27">scientifique.modalités_transport</text:span>}</text:p>
      <text:p text:style-name="P32"/>
      <text:p text:style-name="P33"><text:soft-page-break/>La dérogation est demandée pour la période du <text:span text:style-name="T28">{formatter_date_simple</text:span><text:span text:style-name="T29">(</text:span><text:span text:style-name="T28">date_début_intervention</text:span><text:span text:style-name="T29">)</text:span><text:span text:style-name="T28">}</text:span> au <text:span text:style-name="T28">{formatter_date_simple</text:span><text:span text:style-name="T29">(</text:span><text:span text:style-name="T28">date_fin_intervention</text:span><text:span text:style-name="T29">)</text:span><text:span text:style-name="T28">}</text:span>, pour une durée de <text:span text:style-name="T28">{afficher_nombre</text:span><text:span text:style-name="T30">(</text:span><text:span text:style-name="T28">durée_intervention</text:span><text:span text:style-name="T30">)</text:span><text:span text:style-name="T28">} ans</text:span>.</text:p>
      <text:p text:style-name="P34"/>
      <text:p text:style-name="P34"><text:span text:style-name="T31">Le suivi concerne</text:span> le<text:span text:style-name="T32">s localisation</text:span>s suivant<text:span text:style-name="T32">e</text:span>s : </text:p>
      <text:list text:style-name="L1">
        <text:list-item>
          <text:p text:style-name="P35"><text:span text:style-name="Source_20_Text"><text:span text:style-name="T5">{localisation}</text:span></text:span><text:span text:style-name="T5"> </text:span></text:p>
        </text:list-item>
      </text:list>
      <text:p text:style-name="P34"><text:span text:style-name="T21">et plus particulièrement le périmètre suivant : </text:span><text:span text:style-name="T33">{scientifique.périmètre_intervention}</text:span></text:p>
      <text:p text:style-name="P36"/>
      <text:p text:style-name="P37"><text:span text:style-name="T20">P</text:span>ersonnes amenées à intervenir :</text:p>
      <text:list text:style-name="L2">
        <text:list-item>
          <text:p text:style-name="P38">{#each scientifique.intervenants as personne}</text:p>
        </text:list-item>
        <text:list-item>
          <text:p text:style-name="P38">{personne.nom_complet} – {personne.qualification}</text:p>
        </text:list-item>
        <text:list-item>
          <text:p text:style-name="P38">{/each}</text:p>
        </text:list-item>
      </text:list>
      <text:p text:style-name="P32"/>
      <text:p text:style-name="P39"><text:span text:style-name="T34">{</text:span>scientifique.<text:span text:style-name="T34">précisions_autres_intervenants}</text:span></text:p>
      <text:p text:style-name="P32"/>
      <text:p text:style-name="P32"/>
      <text:p text:style-name="P40">CSRPN :</text:p>
      <text:p text:style-name="P41">En vertu de l’arrêté du 19 février 2007 fixant les conditions de demande et d’instruction des dérogations définies au 4° de l’article L.411-2 du code de l’environnement portant sur les espèces de faune et de flore sauvages protégées, un avis du CSRPN est requis avant la prise de décision préfectorale.</text:p>
      <text:p text:style-name="P42">J’attire votre attention sur le fait qu’au-delà d’un délai de 2 mois à compter de la date de réception du présent courrier, l’avis du CSRPN sera considéré comme favorable tacite </text:p>
      <text:p text:style-name="P7"/>
      <text:p text:style-name="P7"/>
      <text:p text:style-name="P40">OU </text:p>
      <text:p text:style-name="P43"/>
      <text:p text:style-name="P40">CNPN :</text:p>
      <text:p text:style-name="P3">La présente demande de dérogation concernant une espèce appartenant à la liste fixée par l’arrêté ministériel du 9 juillet 1999, un avis du CNPN est requis avant la prise de décision préfectorale.</text:p>
      <text:p text:style-name="P3">Je vous demande de bien vouloir transmettre l’ensemble de ces éléments au CNPN, pour exame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ianne" svg:font-family="Marianne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Vanessa Rispal</meta:initial-creator>
    <meta:creation-date>2025-04-23T11:07:03.927000000</meta:creation-date>
    <dc:date>2025-06-25T18:24:25.466953000</dc:date>
    <meta:editing-duration>PT6H43M28S</meta:editing-duration>
    <meta:editing-cycles>50</meta:editing-cycles>
    <meta:generator>LibreOffice/25.2.4.3$MacOSX_AARCH64 LibreOffice_project/33e196637044ead23f5c3226cde09b47731f7e27</meta:generator>
    <meta:document-statistic meta:table-count="1" meta:image-count="0" meta:object-count="0" meta:page-count="2" meta:paragraph-count="54" meta:word-count="342" meta:character-count="2805" meta:non-whitespace-character-count="2513"/>
  </office:meta>
</office:document-meta>
</file>